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90080905" calcext:value-type="float">
            <text:p>1,90080905</text:p>
          </table:table-cell>
          <table:table-cell office:value-type="float" office:value="0.3803439438" calcext:value-type="float">
            <text:p>0,3803439438</text:p>
          </table:table-cell>
          <table:table-cell office:value-type="float" office:value="0.01553618815" calcext:value-type="float">
            <text:p>0,0155361882</text:p>
          </table:table-cell>
          <table:table-cell office:value-type="float" office:value="0.0009157509194" calcext:value-type="float">
            <text:p>0,00091575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2" calcext:value-type="float">
            <text:p>34492</text:p>
          </table:table-cell>
          <table:table-cell office:value-type="float" office:value="1.779758334" calcext:value-type="float">
            <text:p>1,779758334</text:p>
          </table:table-cell>
          <table:table-cell office:value-type="float" office:value="0.4029105008" calcext:value-type="float">
            <text:p>0,4029105008</text:p>
          </table:table-cell>
          <table:table-cell office:value-type="float" office:value="0.003836944699" calcext:value-type="float">
            <text:p>0,0038369447</text:p>
          </table:table-cell>
          <table:table-cell office:value-type="float" office:value="0.0001933344174" calcext:value-type="float">
            <text:p>0,000193334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7" calcext:value-type="float">
            <text:p>35177</text:p>
          </table:table-cell>
          <table:table-cell office:value-type="float" office:value="1.241616249" calcext:value-type="float">
            <text:p>1,241616249</text:p>
          </table:table-cell>
          <table:table-cell office:value-type="float" office:value="0.5460139513" calcext:value-type="float">
            <text:p>0,5460139513</text:p>
          </table:table-cell>
          <table:table-cell office:value-type="float" office:value="0.001647494501" calcext:value-type="float">
            <text:p>0,0016474945</text:p>
          </table:table-cell>
          <table:table-cell table:style-name="ce1" office:value-type="float" office:value="0.00008747758693" calcext:value-type="float">
            <text:p>8,7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24" calcext:value-type="float">
            <text:p>35524</text:p>
          </table:table-cell>
          <table:table-cell office:value-type="float" office:value="1.243995547" calcext:value-type="float">
            <text:p>1,243995547</text:p>
          </table:table-cell>
          <table:table-cell office:value-type="float" office:value="0.5269132257" calcext:value-type="float">
            <text:p>0,5269132257</text:p>
          </table:table-cell>
          <table:table-cell office:value-type="float" office:value="0.001356871682" calcext:value-type="float">
            <text:p>0,0013568717</text:p>
          </table:table-cell>
          <table:table-cell table:style-name="ce1" office:value-type="float" office:value="0.00004330441516" calcext:value-type="float">
            <text:p>4,3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98" calcext:value-type="float">
            <text:p>35798</text:p>
          </table:table-cell>
          <table:table-cell office:value-type="float" office:value="1.309588909" calcext:value-type="float">
            <text:p>1,309588909</text:p>
          </table:table-cell>
          <table:table-cell office:value-type="float" office:value="0.5539212823" calcext:value-type="float">
            <text:p>0,5539212823</text:p>
          </table:table-cell>
          <table:table-cell office:value-type="float" office:value="0.0009309386951" calcext:value-type="float">
            <text:p>0,0009309387</text:p>
          </table:table-cell>
          <table:table-cell table:style-name="ce1" office:value-type="float" office:value="0.00005728853284" calcext:value-type="float">
            <text:p>5,7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72" calcext:value-type="float">
            <text:p>35972</text:p>
          </table:table-cell>
          <table:table-cell office:value-type="float" office:value="1.31111908" calcext:value-type="float">
            <text:p>1,31111908</text:p>
          </table:table-cell>
          <table:table-cell office:value-type="float" office:value="0.5454823375" calcext:value-type="float">
            <text:p>0,5454823375</text:p>
          </table:table-cell>
          <table:table-cell office:value-type="float" office:value="0.001154339407" calcext:value-type="float">
            <text:p>0,0011543394</text:p>
          </table:table-cell>
          <table:table-cell office:value-type="float" office:value="0.0001140088352" calcext:value-type="float">
            <text:p>0,00011400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27" calcext:value-type="float">
            <text:p>36227</text:p>
          </table:table-cell>
          <table:table-cell office:value-type="float" office:value="1.449825644" calcext:value-type="float">
            <text:p>1,449825644</text:p>
          </table:table-cell>
          <table:table-cell office:value-type="float" office:value="0.4308985472" calcext:value-type="float">
            <text:p>0,4308985472</text:p>
          </table:table-cell>
          <table:table-cell office:value-type="float" office:value="0.001131925965" calcext:value-type="float">
            <text:p>0,001131926</text:p>
          </table:table-cell>
          <table:table-cell table:style-name="ce1" office:value-type="float" office:value="0.00009904352191" calcext:value-type="float">
            <text:p>9,9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30" calcext:value-type="float">
            <text:p>36430</text:p>
          </table:table-cell>
          <table:table-cell office:value-type="float" office:value="1.290180087" calcext:value-type="float">
            <text:p>1,290180087</text:p>
          </table:table-cell>
          <table:table-cell office:value-type="float" office:value="0.5378560424" calcext:value-type="float">
            <text:p>0,5378560424</text:p>
          </table:table-cell>
          <table:table-cell office:value-type="float" office:value="0.001392816426" calcext:value-type="float">
            <text:p>0,0013928164</text:p>
          </table:table-cell>
          <table:table-cell table:style-name="ce1" office:value-type="float" office:value="0.00009848197078" calcext:value-type="float">
            <text:p>9,85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60" calcext:value-type="float">
            <text:p>36760</text:p>
          </table:table-cell>
          <table:table-cell office:value-type="float" office:value="1.238606453" calcext:value-type="float">
            <text:p>1,238606453</text:p>
          </table:table-cell>
          <table:table-cell office:value-type="float" office:value="0.4968057871" calcext:value-type="float">
            <text:p>0,4968057871</text:p>
          </table:table-cell>
          <table:table-cell office:value-type="float" office:value="0.001770404982" calcext:value-type="float">
            <text:p>0,001770405</text:p>
          </table:table-cell>
          <table:table-cell office:value-type="float" office:value="0.0002091029455" calcext:value-type="float">
            <text:p>0,00020910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12" calcext:value-type="float">
            <text:p>37112</text:p>
          </table:table-cell>
          <table:table-cell office:value-type="float" office:value="1.7607795" calcext:value-type="float">
            <text:p>1,7607795</text:p>
          </table:table-cell>
          <table:table-cell office:value-type="float" office:value="0.3811895549" calcext:value-type="float">
            <text:p>0,3811895549</text:p>
          </table:table-cell>
          <table:table-cell office:value-type="float" office:value="0.002333126264" calcext:value-type="float">
            <text:p>0,0023331263</text:p>
          </table:table-cell>
          <table:table-cell office:value-type="float" office:value="0.0003865534673" calcext:value-type="float">
            <text:p>0,000386553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526278853" calcext:value-type="float">
            <text:p>1,4526278853</text:p>
          </table:table-cell>
          <table:table-cell table:formula="of:=AVERAGE([.D2:.D11])" office:value-type="float" office:value="0.4802335173" calcext:value-type="float">
            <text:p>0,4802335173</text:p>
          </table:table-cell>
          <table:table-cell table:formula="of:=AVERAGE([.E2:.E11])" office:value-type="float" office:value="0.00310910507711" calcext:value-type="float">
            <text:p>0,0031091051</text:p>
          </table:table-cell>
          <table:table-cell table:formula="of:=AVERAGE([.F2:.F11])" office:value-type="float" office:value="0.000220434661242" calcext:value-type="float">
            <text:p>0,0002204347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08:45:30.119085712</dc:date>
    <meta:document-statistic meta:table-count="1" meta:cell-count="70" meta:object-count="0"/>
    <meta:generator>LibreOffice/4.1.5.3$Linux_X86_64 LibreOffice_project/410m0$Build-3</meta:generator>
  </office:meta>
</office:document-meta>
</file>